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0583in"/>
    </style:style>
    <style:style style:name="co2" style:family="table-column">
      <style:table-column-properties fo:break-before="auto" style:column-width="5.0429in"/>
    </style:style>
    <style:style style:name="co3" style:family="table-column">
      <style:table-column-properties fo:break-before="auto" style:column-width="15.416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8.7736in"/>
    </style:style>
    <style:style style:name="co6" style:family="table-column">
      <style:table-column-properties fo:break-before="auto" style:column-width="3.7874in"/>
    </style:style>
    <style:style style:name="co7" style:family="table-column">
      <style:table-column-properties fo:break-before="auto" style:column-width="10.2173in"/>
    </style:style>
    <style:style style:name="co8" style:family="table-column">
      <style:table-column-properties fo:break-before="auto" style:column-width="0.752in"/>
    </style:style>
    <style:style style:name="ro1" style:family="table-row">
      <style:table-row-properties style:row-height="0.466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New_20_Members_20_712022-630202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>
      <style:text-properties style:font-name="Liberation Sans" fo:font-size="14pt" style:font-size-asian="14pt" style:font-size-complex="14pt"/>
    </style:style>
    <style:style style:name="ce12" style:family="table-cell" style:parent-style-name="Default">
      <style:text-properties style:font-name="Liberation Sans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Liberation Sans"/>
    </style:style>
    <style:style style:name="ce14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ew Members 712022-6302023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number-columns-repeated="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visibility="collapse" table:number-columns-repeated="50" table:default-cell-style-name="Default"/>
        <table:table-column table:style-name="co7" table:default-cell-style-name="Default"/>
        <table:table-column table:style-name="co8" table:number-columns-repeated="16324" table:default-cell-style-name="Default"/>
        <table:table-row table:style-name="ro1">
          <table:table-cell table:style-name="ce1" office:value-type="string" calcext:value-type="string">
            <text:p>First Name</text:p>
          </table:table-cell>
          <table:table-cell table:style-name="ce1" table:number-columns-repeated="5"/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Titles</text:p>
          </table:table-cell>
          <table:table-cell table:style-name="ce1" office:value-type="string" calcext:value-type="string">
            <text:p>Company</text:p>
          </table:table-cell>
          <table:table-cell table:style-name="ce11" table:number-columns-repeated="22"/>
          <table:table-cell table:style-name="ce14" table:number-columns-repeated="28"/>
          <table:table-cell table:style-name="ce1" office:value-type="string" calcext:value-type="string">
            <text:p>Code</text:p>
          </table:table-cell>
          <table:table-cell table:style-name="ce14" table:number-columns-repeated="16324"/>
        </table:table-row>
        <table:table-row table:style-name="ro1">
          <table:table-cell table:style-name="ce2" office:value-type="string" calcext:value-type="string">
            <text:p>Kathy</text:p>
          </table:table-cell>
          <table:table-cell table:style-name="ce4" table:number-columns-repeated="5"/>
          <table:table-cell table:style-name="ce4" office:value-type="string" calcext:value-type="string">
            <text:p>Bolhous</text:p>
          </table:table-cell>
          <table:table-cell table:style-name="ce4" office:value-type="string" calcext:value-type="string">
            <text:p>Chairman and Chief Executive Officer</text:p>
          </table:table-cell>
          <table:table-cell table:style-name="ce8" office:value-type="string" calcext:value-type="string">
            <text:p>Charter Next Generation</text:p>
          </table:table-cell>
          <table:table-cell table:style-name="ce12" office:value-type="string" calcext:value-type="string">
            <text:p>(708) 534-4132</text:p>
          </table:table-cell>
          <table:table-cell table:style-name="ce12" table:number-columns-repeated="2"/>
          <table:table-cell table:style-name="ce12" office:value-type="string" calcext:value-type="string">
            <text:p>5/18/2022 5:00pm</text:p>
          </table:table-cell>
          <table:table-cell table:style-name="ce12" table:number-columns-repeated="5"/>
          <table:table-cell table:style-name="ce12" office:value-type="string" calcext:value-type="string">
            <text:p>Need to ask Maria about location at Club.</text:p>
          </table:table-cell>
          <table:table-cell table:style-name="ce12"/>
          <table:table-cell table:style-name="ce12" office:value-type="string" calcext:value-type="string">
            <text:p>7/6/2022 5:30pm</text:p>
          </table:table-cell>
          <table:table-cell table:style-name="ce12" office:value-type="string" calcext:value-type="string">
            <text:p>056DrGreen.jpg (https://dl.airtable.com/.attachments/322abad778a893b3b005cf8249849bee/861eb65c/056DrGreen.jpg)</text:p>
          </table:table-cell>
          <table:table-cell table:style-name="ce12" office:value-type="string" calcext:value-type="string">
            <text:p>C Green bio The Chicago Network.pdf (https://dl.airtable.com/.attachments/c1da0a78ae6a1dd665a95979d8b92875/5e4d2be6/CGreenbioTheChicagoNetwork.pdf)</text:p>
          </table:table-cell>
          <table:table-cell table:style-name="ce12" table:number-columns-repeated="4"/>
          <table:table-cell table:style-name="ce13" office:value-type="string" calcext:value-type="string">
            <text:p>Erin Inman P&amp;E</text:p>
            <text:p/>
            <text:p/>
            <text:p>Erin Inman</text:p>
            <text:p/>
          </table:table-cell>
          <table:table-cell table:style-name="ce12" office:value-type="string" calcext:value-type="string">
            <text:p>checked</text:p>
          </table:table-cell>
          <table:table-cell table:style-name="ce12" office:value-type="string" calcext:value-type="string">
            <text:p>YES</text:p>
          </table:table-cell>
          <table:table-cell table:style-name="ce13" office:value-type="string" calcext:value-type="string">
            <text:p>Erin is on vacation week of 7/25. Needs info earlier</text:p>
            <text:p/>
          </table:table-cell>
          <table:table-cell table:number-columns-repeated="28"/>
          <table:table-cell table:style-name="ce8" table:formula="of:=&quot;&lt;strong&gt;&quot; &amp; [.A2] &amp; &quot; &quot; &amp; [.G2] &amp; &quot;&lt;/strong&gt;&lt;br&gt;&quot; &amp; [.H2] &amp; &quot;&lt;br&gt;&quot; &amp; [.I2] &amp; &quot;&lt;br&gt;&lt;br&gt;&quot;" office:value-type="string" office:string-value="&lt;strong&gt;Kathy Bolhous&lt;/strong&gt;&lt;br&gt;Chairman and Chief Executive Officer&lt;br&gt;Charter Next Generation&lt;br&gt;&lt;br&gt;" calcext:value-type="string">
            <text:p>&lt;strong&gt;Kathy Bolhous&lt;/strong&gt;&lt;br&gt;Chairman and Chief Executive Officer&lt;br&gt;Charter Next Generation&lt;br&gt;&lt;br&gt;</text:p>
          </table:table-cell>
          <table:table-cell table:number-columns-repeated="16324"/>
        </table:table-row>
        <table:table-row table:style-name="ro1">
          <table:table-cell table:style-name="ce3" office:value-type="string" calcext:value-type="string">
            <text:p>Joan</text:p>
          </table:table-cell>
          <table:table-cell table:style-name="ce5" table:number-columns-repeated="5"/>
          <table:table-cell table:style-name="ce5" office:value-type="string" calcext:value-type="string">
            <text:p>Bottarini</text:p>
          </table:table-cell>
          <table:table-cell table:style-name="ce5" office:value-type="string" calcext:value-type="string">
            <text:p>Executive Vice President, Chief Financial Officer</text:p>
          </table:table-cell>
          <table:table-cell table:style-name="ce9" office:value-type="string" calcext:value-type="string">
            <text:p>Hyatt Hotels Corporation</text:p>
          </table:table-cell>
          <table:table-cell table:style-name="ce12" table:number-columns-repeated="3"/>
          <table:table-cell table:style-name="ce12" office:value-type="string" calcext:value-type="string">
            <text:p>3/28/2022 12:00pm</text:p>
          </table:table-cell>
          <table:table-cell table:style-name="ce12" table:number-columns-repeated="5"/>
          <table:table-cell table:style-name="ce12" office:value-type="string" calcext:value-type="string">
            <text:p>4/6/2022 Sent Doodle Poll</text:p>
          </table:table-cell>
          <table:table-cell table:style-name="ce12" office:value-type="string" calcext:value-type="string">
            <text:p>checked</text:p>
          </table:table-cell>
          <table:table-cell table:style-name="ce12" office:value-type="string" calcext:value-type="string">
            <text:p>6/1/2022 12:00pm</text:p>
          </table:table-cell>
          <table:table-cell table:style-name="ce12" office:value-type="string" calcext:value-type="string">
            <text:p>Christine Schyvinck v2.jpg (https://dl.airtable.com/.attachments/9e02ea85370608f4d6c784d26c830776/34e77a85/ChristineSchyvinckv2.jpg)</text:p>
          </table:table-cell>
          <table:table-cell table:style-name="ce12" office:value-type="string" calcext:value-type="string">
            <text:p>"C_ Schyvinck, April 2021 CS.docx (https://dl.airtable.com/.attachments/7c938ad6f709f6a82733459ed4fa6ffd/8ce881b4/C_SchyvinckApril2021CS.docx)"</text:p>
          </table:table-cell>
          <table:table-cell table:style-name="ce12" table:number-columns-repeated="4"/>
          <table:table-cell table:style-name="ce13" office:value-type="string" calcext:value-type="string">
            <text:p>Cathy Kenworthy P&amp;E</text:p>
            <text:p/>
          </table:table-cell>
          <table:table-cell table:style-name="ce12" office:value-type="string" calcext:value-type="string">
            <text:p>checked</text:p>
          </table:table-cell>
          <table:table-cell table:style-name="ce12" table:number-columns-repeated="2"/>
          <table:table-cell table:number-columns-repeated="28"/>
          <table:table-cell table:style-name="ce8" table:formula="of:=&quot;&lt;strong&gt;&quot; &amp; [.A3] &amp; &quot; &quot; &amp; [.G3] &amp; &quot;&lt;/strong&gt;&lt;br&gt;&quot; &amp; [.H3] &amp; &quot;&lt;br&gt;&quot; &amp; [.I3] &amp; &quot;&lt;br&gt;&lt;br&gt;&quot;" office:value-type="string" office:string-value="&lt;strong&gt;Joan Bottarini&lt;/strong&gt;&lt;br&gt;Executive Vice President, Chief Financial Officer&lt;br&gt;Hyatt Hotels Corporation&lt;br&gt;&lt;br&gt;" calcext:value-type="string">
            <text:p>&lt;strong&gt;Joan Bottarini&lt;/strong&gt;&lt;br&gt;Executive Vice President, Chief Financial Officer&lt;br&gt;Hyatt Hotels Corporation&lt;br&gt;&lt;br&gt;</text:p>
          </table:table-cell>
          <table:table-cell table:number-columns-repeated="16324"/>
        </table:table-row>
        <table:table-row table:style-name="ro1">
          <table:table-cell table:style-name="ce2" office:value-type="string" calcext:value-type="string">
            <text:p>Suzanne</text:p>
          </table:table-cell>
          <table:table-cell table:style-name="ce4" office:value-type="string" calcext:value-type="string">
            <text:p>Candidate Approval for Subcommittee Meeting for July 28 Board</text:p>
          </table:table-cell>
          <table:table-cell table:style-name="ce4"/>
          <table:table-cell table:style-name="ce4" office:value-type="string" calcext:value-type="string">
            <text:p>Professional Services &amp; Associations</text:p>
          </table:table-cell>
          <table:table-cell table:style-name="ce4" office:value-type="string" calcext:value-type="string">
            <text:p>Global CEO, Board, Industrial, Digital, and Private Equity Practices</text:p>
          </table:table-cell>
          <table:table-cell table:style-name="ce4" office:value-type="string" calcext:value-type="string">
            <text:p>Spencer Stuart</text:p>
          </table:table-cell>
          <table:table-cell table:style-name="ce4" office:value-type="string" calcext:value-type="string">
            <text:p>Burns</text:p>
          </table:table-cell>
          <table:table-cell table:style-name="ce4" office:value-type="string" calcext:value-type="string">
            <text:p>Senior Partner</text:p>
          </table:table-cell>
          <table:table-cell table:style-name="ce8" office:value-type="string" calcext:value-type="string">
            <text:p>Spencer Stuart</text:p>
          </table:table-cell>
          <table:table-cell table:style-name="ce12" table:number-columns-repeated="3"/>
          <table:table-cell table:style-name="ce12" office:value-type="string" calcext:value-type="string">
            <text:p>5/31/2022 11:00am</text:p>
          </table:table-cell>
          <table:table-cell table:style-name="ce12" table:number-columns-repeated="5"/>
          <table:table-cell table:style-name="ce12" office:value-type="string" calcext:value-type="string">
            <text:p>6/16 Sent Doodle poll with quick turnaround by E/O/B 6/17/2022</text:p>
          </table:table-cell>
          <table:table-cell table:style-name="ce12" office:value-type="string" calcext:value-type="string">
            <text:p>checked</text:p>
          </table:table-cell>
          <table:table-cell table:style-name="ce12" office:value-type="string" calcext:value-type="string">
            <text:p>6/29/2022 8:00am</text:p>
          </table:table-cell>
          <table:table-cell table:style-name="ce12" office:value-type="string" calcext:value-type="string">
            <text:p>DSC_3396web.jpg (https://dl.airtable.com/.attachments/b9424c486699f9c17ea3a0fb1900a776/ee42e657/DSC_3396web.jpg)</text:p>
          </table:table-cell>
          <table:table-cell table:style-name="ce12" office:value-type="string" calcext:value-type="string">
            <text:p>gorman-smith deborah vita 2022.pdf (https://dl.airtable.com/.attachments/4d24d41bc15334cec76fa02605efc7d8/6a8e6c22/gorman-smithdeborahvita2022.pdf),gorman-smith bio 2021-Pres 0421 dgs.docx (https://dl.airtable.com/.attachments/ae0c4efb1721244532999f0676119726/bcb12e0d/gorman-smithbio2021-Pres0421dgs.docx)</text:p>
          </table:table-cell>
          <table:table-cell table:style-name="ce12" table:number-columns-repeated="4"/>
          <table:table-cell table:style-name="ce12" office:value-type="string" calcext:value-type="string">
            <text:p>Elizabeth Coolidge P&amp;E</text:p>
          </table:table-cell>
          <table:table-cell table:style-name="ce12" office:value-type="string" calcext:value-type="string">
            <text:p>checked</text:p>
          </table:table-cell>
          <table:table-cell table:style-name="ce12" table:number-columns-repeated="2"/>
          <table:table-cell table:number-columns-repeated="28"/>
          <table:table-cell table:style-name="ce8" table:formula="of:=&quot;&lt;strong&gt;&quot; &amp; [.A4] &amp; &quot; &quot; &amp; [.G4] &amp; &quot;&lt;/strong&gt;&lt;br&gt;&quot; &amp; [.H4] &amp; &quot;&lt;br&gt;&quot; &amp; [.I4] &amp; &quot;&lt;br&gt;&lt;br&gt;&quot;" office:value-type="string" office:string-value="&lt;strong&gt;Suzanne Burns&lt;/strong&gt;&lt;br&gt;Senior Partner&lt;br&gt;Spencer Stuart&lt;br&gt;&lt;br&gt;" calcext:value-type="string">
            <text:p>&lt;strong&gt;Suzanne Burns&lt;/strong&gt;&lt;br&gt;Senior Partner&lt;br&gt;Spencer Stuart&lt;br&gt;&lt;br&gt;</text:p>
          </table:table-cell>
          <table:table-cell table:number-columns-repeated="16324"/>
        </table:table-row>
        <table:table-row table:style-name="ro1">
          <table:table-cell table:style-name="ce3" office:value-type="string" calcext:value-type="string">
            <text:p>Kimberly</text:p>
          </table:table-cell>
          <table:table-cell table:style-name="ce5" office:value-type="string" calcext:value-type="string">
            <text:p>Candidate Approval for Subcommittee Meeting for July 28 Board</text:p>
          </table:table-cell>
          <table:table-cell table:style-name="ce6" office:value-type="string" calcext:value-type="string">
            <text:p>3/8/2022 - Maria needs to update the subcommittee </text:p>
            <text:p>1/25/2022 - Kim's office came back. Kim is on vacation on 2/21. We have changed to lunch on 3/8/22. 1/25/2022 - We needed to cancel Kim's breakfast as Maria was sick. We have moved it to Monday, 2/21/2022 1/12/2022 - She lives at Oak Street/LSD </text:p>
            <text:p>12/15/21 Ellen Sent email to Kimberley with dates. on 1/5/2022, Ellen sent a follow up email.</text:p>
            <text:p/>
          </table:table-cell>
          <table:table-cell table:style-name="ce5" office:value-type="string" calcext:value-type="string">
            <text:p>Corporate</text:p>
          </table:table-cell>
          <table:table-cell table:style-name="ce5" office:value-type="string" calcext:value-type="string">
            <text:p>EVP, Chief Legal Officer and Corporate Secretary</text:p>
          </table:table-cell>
          <table:table-cell table:style-name="ce5" office:value-type="string" calcext:value-type="string">
            <text:p>Aptar Group</text:p>
          </table:table-cell>
          <table:table-cell table:style-name="ce5" office:value-type="string" calcext:value-type="string">
            <text:p>Chainey</text:p>
          </table:table-cell>
          <table:table-cell table:style-name="ce5" office:value-type="string" calcext:value-type="string">
            <text:p>EVP, Chief Legal Officer and Corporate Secretary</text:p>
          </table:table-cell>
          <table:table-cell table:style-name="ce10" office:value-type="string" calcext:value-type="string">
            <text:p>The AptarGroup, Inc.</text:p>
          </table:table-cell>
          <table:table-cell table:style-name="ce12" office:value-type="string" calcext:value-type="string">
            <text:p>(312) 424-8258</text:p>
          </table:table-cell>
          <table:table-cell table:style-name="ce12" table:number-columns-repeated="2"/>
          <table:table-cell table:style-name="ce12" office:value-type="string" calcext:value-type="string">
            <text:p>6/16/2022 8:00am</text:p>
          </table:table-cell>
          <table:table-cell table:style-name="ce12" office:value-type="string" calcext:value-type="string">
            <text:p>checked</text:p>
          </table:table-cell>
          <table:table-cell table:style-name="ce12" table:number-columns-repeated="4"/>
          <table:table-cell table:style-name="ce12" office:value-type="string" calcext:value-type="string">
            <text:p>6/29 Sent email to Holly for July dates.</text:p>
          </table:table-cell>
          <table:table-cell table:style-name="ce12" office:value-type="string" calcext:value-type="string">
            <text:p>checked</text:p>
          </table:table-cell>
          <table:table-cell table:style-name="ce12" office:value-type="string" calcext:value-type="string">
            <text:p>7/12/2022 12:15pm</text:p>
          </table:table-cell>
          <table:table-cell table:style-name="ce12" office:value-type="string" calcext:value-type="string">
            <text:p>Holly Tyson Bio.pdf (https://dl.airtable.com/.attachments/d8a5dc9651fd9d9fd113b49c3a18c077/da559fec/HollyTysonBio.pdf),Holly Tyson CV 2022.pdf (https://dl.airtable.com/.attachments/03d71a10c8ed0f6f4e099411aa406f87/43f868a4/HollyTysonCV2022.pdf)</text:p>
          </table:table-cell>
          <table:table-cell table:style-name="ce12" table:number-columns-repeated="5"/>
          <table:table-cell table:style-name="ce12" office:value-type="string" calcext:value-type="string">
            <text:p>Suzanne Stelter P&amp;E</text:p>
          </table:table-cell>
          <table:table-cell table:style-name="ce12" office:value-type="string" calcext:value-type="string">
            <text:p>checked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number-columns-repeated="28"/>
          <table:table-cell table:style-name="ce8" table:formula="of:=&quot;&lt;strong&gt;&quot; &amp; [.A5] &amp; &quot; &quot; &amp; [.G5] &amp; &quot;&lt;/strong&gt;&lt;br&gt;&quot; &amp; [.H5] &amp; &quot;&lt;br&gt;&quot; &amp; [.I5] &amp; &quot;&lt;br&gt;&lt;br&gt;&quot;" office:value-type="string" office:string-value="&lt;strong&gt;Kimberly Chainey&lt;/strong&gt;&lt;br&gt;EVP, Chief Legal Officer and Corporate Secretary&lt;br&gt;The AptarGroup, Inc.&lt;br&gt;&lt;br&gt;" calcext:value-type="string">
            <text:p>&lt;strong&gt;Kimberly Chainey&lt;/strong&gt;&lt;br&gt;EVP, Chief Legal Officer and Corporate Secretary&lt;br&gt;The AptarGroup, Inc.&lt;br&gt;&lt;br&gt;</text:p>
          </table:table-cell>
          <table:table-cell table:number-columns-repeated="16324"/>
        </table:table-row>
        <table:table-row table:style-name="ro1">
          <table:table-cell table:style-name="ce2" office:value-type="string" calcext:value-type="string">
            <text:p>Larita</text:p>
          </table:table-cell>
          <table:table-cell table:style-name="ce4" table:number-columns-repeated="5"/>
          <table:table-cell table:style-name="ce4" office:value-type="string" calcext:value-type="string">
            <text:p>Clark</text:p>
          </table:table-cell>
          <table:table-cell table:style-name="ce4" office:value-type="string" calcext:value-type="string">
            <text:p>Chief Executive Officer</text:p>
          </table:table-cell>
          <table:table-cell table:style-name="ce8" office:value-type="string" calcext:value-type="string">
            <text:p>Metropolitan Pier &amp; Exposition Authority (MPEA)</text:p>
          </table:table-cell>
          <table:table-cell table:style-name="ce12"/>
          <table:table-cell table:style-name="ce12" office:value-type="string" calcext:value-type="string">
            <text:p>checked</text:p>
          </table:table-cell>
          <table:table-cell table:style-name="ce13" office:value-type="string" calcext:value-type="string">
            <text:p>12/15/2021</text:p>
            <text:p/>
          </table:table-cell>
          <table:table-cell table:style-name="ce12" office:value-type="string" calcext:value-type="string">
            <text:p>2/22/2022 8:00am</text:p>
          </table:table-cell>
          <table:table-cell table:style-name="ce12" office:value-type="string" calcext:value-type="string">
            <text:p>checked</text:p>
          </table:table-cell>
          <table:table-cell table:style-name="ce12" table:number-columns-repeated="2"/>
          <table:table-cell table:style-name="ce13" office:value-type="string" calcext:value-type="string">
            <text:p>3/29/2022:  received new dates from Joanna. 3/2/22:  As Risk Manager, Joanna is tied up re: Invasion of Ukraine.  We need to postpone for an in person meeting w/committee when things calm down. </text:p>
            <text:p>2/28/2022 Reached out for Committee Meeting</text:p>
          </table:table-cell>
          <table:table-cell table:style-name="ce12"/>
          <table:table-cell table:style-name="ce12" office:value-type="string" calcext:value-type="string">
            <text:p>6/10 Send Reschedule email to Committee today. 3/30/2022 - New Doodle poll sent to Committee. 3/2/2022 - Meeting on Hold.</text:p>
          </table:table-cell>
          <table:table-cell table:style-name="ce12" office:value-type="string" calcext:value-type="string">
            <text:p>checked</text:p>
          </table:table-cell>
          <table:table-cell table:style-name="ce12" office:value-type="string" calcext:value-type="string">
            <text:p>7/14/2022 5:30pm</text:p>
          </table:table-cell>
          <table:table-cell table:style-name="ce12" office:value-type="string" calcext:value-type="string">
            <text:p>Elledge_211209_3541_CIT_J_Welsh_365_clean.JPG (https://dl.airtable.com/.attachments/6542a102ab60dde01baf99958058e55b/9db3fba1/Elledge_211209_3541_CIT_J_Welsh_365_clean.JPG)</text:p>
          </table:table-cell>
          <table:table-cell table:style-name="ce12" office:value-type="string" calcext:value-type="string">
            <text:p>Joanna Welsh Bio.docx (https://dl.airtable.com/.attachments/3e605bef2f6e63ce1c74ecc683f354be/a7990a11/JoannaWelshBio.docx)</text:p>
          </table:table-cell>
          <table:table-cell table:style-name="ce12" table:number-columns-repeated="4"/>
          <table:table-cell table:style-name="ce13" office:value-type="string" calcext:value-type="string">
            <text:p>Angelique David P&amp;E</text:p>
            <text:p/>
            <text:p/>
          </table:table-cell>
          <table:table-cell table:style-name="ce12" office:value-type="string" calcext:value-type="string">
            <text:p>checked</text:p>
          </table:table-cell>
          <table:table-cell table:style-name="ce12" table:number-columns-repeated="2"/>
          <table:table-cell table:number-columns-repeated="28"/>
          <table:table-cell table:style-name="ce8" table:formula="of:=&quot;&lt;strong&gt;&quot; &amp; [.A6] &amp; &quot; &quot; &amp; [.G6] &amp; &quot;&lt;/strong&gt;&lt;br&gt;&quot; &amp; [.H6] &amp; &quot;&lt;br&gt;&quot; &amp; [.I6] &amp; &quot;&lt;br&gt;&lt;br&gt;&quot;" office:value-type="string" office:string-value="&lt;strong&gt;Larita Clark&lt;/strong&gt;&lt;br&gt;Chief Executive Officer&lt;br&gt;Metropolitan Pier &amp; Exposition Authority (MPEA)&lt;br&gt;&lt;br&gt;" calcext:value-type="string">
            <text:p>&lt;strong&gt;Larita Clark&lt;/strong&gt;&lt;br&gt;Chief Executive Officer&lt;br&gt;Metropolitan Pier &amp; Exposition Authority (MPEA)&lt;br&gt;&lt;br&gt;</text:p>
          </table:table-cell>
          <table:table-cell table:number-columns-repeated="16324"/>
        </table:table-row>
        <table:table-row table:style-name="ro1">
          <table:table-cell table:style-name="ce3" office:value-type="string" calcext:value-type="string">
            <text:p>Ruth</text:p>
          </table:table-cell>
          <table:table-cell table:style-name="ce5" office:value-type="string" calcext:value-type="string">
            <text:p>Candidate Approval for Subcommittee Meeting for July 28 Board</text:p>
          </table:table-cell>
          <table:table-cell table:style-name="ce5"/>
          <table:table-cell table:style-name="ce5" office:value-type="string" calcext:value-type="string">
            <text:p>"Health, Science &amp; Medicine"</text:p>
          </table:table-cell>
          <table:table-cell table:style-name="ce5" office:value-type="string" calcext:value-type="string">
            <text:p>President and CEO</text:p>
          </table:table-cell>
          <table:table-cell table:style-name="ce5" office:value-type="string" calcext:value-type="string">
            <text:p>Silver Cross Hospital</text:p>
          </table:table-cell>
          <table:table-cell table:style-name="ce5" office:value-type="string" calcext:value-type="string">
            <text:p>Colby</text:p>
          </table:table-cell>
          <table:table-cell table:style-name="ce5" office:value-type="string" calcext:value-type="string">
            <text:p>President and CEO</text:p>
          </table:table-cell>
          <table:table-cell table:style-name="ce9" office:value-type="string" calcext:value-type="string">
            <text:p>Silver Cross Hospital</text:p>
          </table:table-cell>
          <table:table-cell table:style-name="ce12" table:number-columns-repeated="9"/>
          <table:table-cell table:style-name="ce12" office:value-type="string" calcext:value-type="string">
            <text:p>Completed: <text:s/>Date set</text:p>
          </table:table-cell>
          <table:table-cell table:style-name="ce12" office:value-type="string" calcext:value-type="string">
            <text:p>checked</text:p>
          </table:table-cell>
          <table:table-cell table:style-name="ce12" office:value-type="string" calcext:value-type="string">
            <text:p>6/23/2022 5:30pm</text:p>
          </table:table-cell>
          <table:table-cell table:style-name="ce12" table:number-columns-repeated="6"/>
          <table:table-cell table:style-name="ce13" office:value-type="string" calcext:value-type="string">
            <text:p>Linda Coberly P&amp;E</text:p>
            <text:p/>
          </table:table-cell>
          <table:table-cell table:style-name="ce12" office:value-type="string" calcext:value-type="string">
            <text:p>checked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number-columns-repeated="28"/>
          <table:table-cell table:style-name="ce8" table:formula="of:=&quot;&lt;strong&gt;&quot; &amp; [.A7] &amp; &quot; &quot; &amp; [.G7] &amp; &quot;&lt;/strong&gt;&lt;br&gt;&quot; &amp; [.H7] &amp; &quot;&lt;br&gt;&quot; &amp; [.I7] &amp; &quot;&lt;br&gt;&lt;br&gt;&quot;" office:value-type="string" office:string-value="&lt;strong&gt;Ruth Colby&lt;/strong&gt;&lt;br&gt;President and CEO&lt;br&gt;Silver Cross Hospital&lt;br&gt;&lt;br&gt;" calcext:value-type="string">
            <text:p>&lt;strong&gt;Ruth Colby&lt;/strong&gt;&lt;br&gt;President and CEO&lt;br&gt;Silver Cross Hospital&lt;br&gt;&lt;br&gt;</text:p>
          </table:table-cell>
          <table:table-cell table:number-columns-repeated="16324"/>
        </table:table-row>
        <table:table-row table:style-name="ro1">
          <table:table-cell table:style-name="ce2" office:value-type="string" calcext:value-type="string">
            <text:p>Sharon</text:p>
          </table:table-cell>
          <table:table-cell table:style-name="ce4" table:number-columns-repeated="5"/>
          <table:table-cell table:style-name="ce4" office:value-type="string" calcext:value-type="string">
            <text:p>Corwin</text:p>
          </table:table-cell>
          <table:table-cell table:style-name="ce4" office:value-type="string" calcext:value-type="string">
            <text:p>President and CEO</text:p>
          </table:table-cell>
          <table:table-cell table:style-name="ce8" office:value-type="string" calcext:value-type="string">
            <text:p>Terra Foundation for American Art</text:p>
          </table:table-cell>
          <table:table-cell table:style-name="ce12" office:value-type="string" calcext:value-type="string">
            <text:p>815-479-5604/Mobile: 847-857-8167</text:p>
          </table:table-cell>
          <table:table-cell table:style-name="ce12" office:value-type="string" calcext:value-type="string">
            <text:p>checked</text:p>
          </table:table-cell>
          <table:table-cell table:style-name="ce13" office:value-type="string" calcext:value-type="string">
            <text:p>12/15/2021</text:p>
            <text:p/>
          </table:table-cell>
          <table:table-cell table:style-name="ce12" office:value-type="string" calcext:value-type="string">
            <text:p>3/8/2022 12:00pm</text:p>
          </table:table-cell>
          <table:table-cell table:style-name="ce12" office:value-type="string" calcext:value-type="string">
            <text:p>checked</text:p>
          </table:table-cell>
          <table:table-cell table:style-name="ce12" table:number-columns-repeated="2"/>
          <table:table-cell table:style-name="ce13" office:value-type="string" calcext:value-type="string">
            <text:p>5/6/2022 - Kathy Seegebrecht had to cancel for 5/19 and I only had Yasmine and Kathy. We are now rescheduling for Yasmine and Kathy for Monday, 6/13/22. Sent follow up 4/4/2022 Reached out with Dates to Kim</text:p>
            <text:p/>
          </table:table-cell>
          <table:table-cell table:style-name="ce12"/>
          <table:table-cell table:style-name="ce12" office:value-type="string" calcext:value-type="string">
            <text:p>5/3/2022 - Sent Second Doodle Poll for reschedule. 4/8/2022 Sent Doodle Poll</text:p>
          </table:table-cell>
          <table:table-cell table:style-name="ce12" office:value-type="string" calcext:value-type="string">
            <text:p>checked</text:p>
          </table:table-cell>
          <table:table-cell table:style-name="ce12" office:value-type="string" calcext:value-type="string">
            <text:p>6/13/2022 5:30pm</text:p>
          </table:table-cell>
          <table:table-cell table:style-name="ce12"/>
          <table:table-cell table:style-name="ce12" office:value-type="string" calcext:value-type="string">
            <text:p>Chainey Board Bio - Feb. 2022.pdf (https://dl.airtable.com/.attachments/51982e19a1cb65db87e28e8384013c74/060d296d/ChaineyBoardBio-Feb.2022.pdf)</text:p>
          </table:table-cell>
          <table:table-cell table:style-name="ce12" table:number-columns-repeated="4"/>
          <table:table-cell table:style-name="ce12" office:value-type="string" calcext:value-type="string">
            <text:p>Barb Bukovac P&amp;E</text:p>
          </table:table-cell>
          <table:table-cell table:style-name="ce12" office:value-type="string" calcext:value-type="string">
            <text:p>checked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number-columns-repeated="28"/>
          <table:table-cell table:style-name="ce8" table:formula="of:=&quot;&lt;strong&gt;&quot; &amp; [.A8] &amp; &quot; &quot; &amp; [.G8] &amp; &quot;&lt;/strong&gt;&lt;br&gt;&quot; &amp; [.H8] &amp; &quot;&lt;br&gt;&quot; &amp; [.I8] &amp; &quot;&lt;br&gt;&lt;br&gt;&quot;" office:value-type="string" office:string-value="&lt;strong&gt;Sharon Corwin&lt;/strong&gt;&lt;br&gt;President and CEO&lt;br&gt;Terra Foundation for American Art&lt;br&gt;&lt;br&gt;" calcext:value-type="string">
            <text:p>&lt;strong&gt;Sharon Corwin&lt;/strong&gt;&lt;br&gt;President and CEO&lt;br&gt;Terra Foundation for American Art&lt;br&gt;&lt;br&gt;</text:p>
          </table:table-cell>
          <table:table-cell table:number-columns-repeated="16324"/>
        </table:table-row>
        <table:table-row table:style-name="ro1">
          <table:table-cell table:style-name="ce3" office:value-type="string" calcext:value-type="string">
            <text:p>Sandya</text:p>
          </table:table-cell>
          <table:table-cell table:style-name="ce5" table:number-columns-repeated="5"/>
          <table:table-cell table:style-name="ce5" office:value-type="string" calcext:value-type="string">
            <text:p>Dandamudi</text:p>
          </table:table-cell>
          <table:table-cell table:style-name="ce5" office:value-type="string" calcext:value-type="string">
            <text:p>President</text:p>
          </table:table-cell>
          <table:table-cell table:style-name="ce9" office:value-type="string" calcext:value-type="string">
            <text:p>GI Stone</text:p>
          </table:table-cell>
          <table:table-cell table:style-name="ce12" table:number-columns-repeated="3"/>
          <table:table-cell table:style-name="ce12" office:value-type="string" calcext:value-type="string">
            <text:p>4/19/2022 12:00pm</text:p>
          </table:table-cell>
          <table:table-cell table:style-name="ce12" table:number-columns-repeated="5"/>
          <table:table-cell table:style-name="ce12" office:value-type="string" calcext:value-type="string">
            <text:p>Completed: <text:s/>Date set</text:p>
          </table:table-cell>
          <table:table-cell table:style-name="ce12" office:value-type="string" calcext:value-type="string">
            <text:p>checked</text:p>
          </table:table-cell>
          <table:table-cell table:style-name="ce12" office:value-type="string" calcext:value-type="string">
            <text:p>6/22/2022 8:00am</text:p>
          </table:table-cell>
          <table:table-cell table:style-name="ce12" office:value-type="string" calcext:value-type="string">
            <text:p>Paulita Pike - Ropes &amp; Gray.pdf (https://dl.airtable.com/.attachments/877c6c50f221bad7126f3f5724a4009e/2b725afe/PaulitaPike-RopesGray.pdf)</text:p>
          </table:table-cell>
          <table:table-cell table:style-name="ce12" office:value-type="string" calcext:value-type="string">
            <text:p>52007584_1.doc (https://dl.airtable.com/.attachments/6d4d8ee61723bc122db4bfcdfef74efb/4e3c43c8/52007584_1.doc)</text:p>
          </table:table-cell>
          <table:table-cell table:style-name="ce12" table:number-columns-repeated="4"/>
          <table:table-cell table:style-name="ce12" office:value-type="string" calcext:value-type="string">
            <text:p>Sarah Guernsey P&amp;E</text:p>
          </table:table-cell>
          <table:table-cell table:style-name="ce12" office:value-type="string" calcext:value-type="string">
            <text:p>checked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number-columns-repeated="28"/>
          <table:table-cell table:style-name="ce8" table:formula="of:=&quot;&lt;strong&gt;&quot; &amp; [.A9] &amp; &quot; &quot; &amp; [.G9] &amp; &quot;&lt;/strong&gt;&lt;br&gt;&quot; &amp; [.H9] &amp; &quot;&lt;br&gt;&quot; &amp; [.I9] &amp; &quot;&lt;br&gt;&lt;br&gt;&quot;" office:value-type="string" office:string-value="&lt;strong&gt;Sandya Dandamudi&lt;/strong&gt;&lt;br&gt;President&lt;br&gt;GI Stone&lt;br&gt;&lt;br&gt;" calcext:value-type="string">
            <text:p>&lt;strong&gt;Sandya Dandamudi&lt;/strong&gt;&lt;br&gt;President&lt;br&gt;GI Stone&lt;br&gt;&lt;br&gt;</text:p>
          </table:table-cell>
          <table:table-cell table:number-columns-repeated="16324"/>
        </table:table-row>
        <table:table-row table:style-name="ro1">
          <table:table-cell table:style-name="ce2" office:value-type="string" calcext:value-type="string">
            <text:p>Karen</text:p>
          </table:table-cell>
          <table:table-cell table:style-name="ce4" office:value-type="string" calcext:value-type="string">
            <text:p>Candidate Approval for Subcommittee Meeting for July 28 Board</text:p>
          </table:table-cell>
          <table:table-cell table:style-name="ce7" office:value-type="string" calcext:value-type="string">
            <text:p>5/18/22 Received email from Cathy Brownlee, one one is skipped. Go right to scheduling her with Non profit subcommittee</text:p>
            <text:p/>
          </table:table-cell>
          <table:table-cell table:style-name="ce4" office:value-type="string" calcext:value-type="string">
            <text:p>Nonprofit</text:p>
          </table:table-cell>
          <table:table-cell table:style-name="ce4" office:value-type="string" calcext:value-type="string">
            <text:p>President and CEO</text:p>
          </table:table-cell>
          <table:table-cell table:style-name="ce4" office:value-type="string" calcext:value-type="string">
            <text:p>Chicago Urban League</text:p>
          </table:table-cell>
          <table:table-cell table:style-name="ce4" office:value-type="string" calcext:value-type="string">
            <text:p>Freeman-Wilson</text:p>
          </table:table-cell>
          <table:table-cell table:style-name="ce4" office:value-type="string" calcext:value-type="string">
            <text:p>President and CEO</text:p>
          </table:table-cell>
          <table:table-cell table:style-name="ce8" office:value-type="string" calcext:value-type="string">
            <text:p>Chicago Urban League</text:p>
          </table:table-cell>
          <table:table-cell table:style-name="ce12" office:value-type="string" calcext:value-type="string">
            <text:p>312-992-5596 Cell: <text:s/>312.863.0280</text:p>
          </table:table-cell>
          <table:table-cell table:style-name="ce12" table:number-columns-repeated="2"/>
          <table:table-cell table:style-name="ce12" office:value-type="string" calcext:value-type="string">
            <text:p>6/6/2022 12:00pm</text:p>
          </table:table-cell>
          <table:table-cell table:style-name="ce12" table:number-columns-repeated="5"/>
          <table:table-cell table:style-name="ce12" office:value-type="string" calcext:value-type="string">
            <text:p>6/10/2022 Sent Doodle Poll <text:s text:c="2"/>RITA CANCELLED STILL TRYING TO GET 7/15 on the Books.</text:p>
          </table:table-cell>
          <table:table-cell table:style-name="ce12" office:value-type="string" calcext:value-type="string">
            <text:p>checked</text:p>
          </table:table-cell>
          <table:table-cell table:style-name="ce12" office:value-type="string" calcext:value-type="string">
            <text:p>7/15/2022 12:15pm</text:p>
          </table:table-cell>
          <table:table-cell table:style-name="ce12" office:value-type="string" calcext:value-type="string">
            <text:p>Cook.Rita.Portrait.Vault-BA1C15.exp.3.28.2023.pdf (https://dl.airtable.com/.attachments/4404e72f23c2f856a965724575d15841/ba930572/Cook.Rita.Portrait.Vault-BA1C15.exp.3.28.2023.pdf)</text:p>
          </table:table-cell>
          <table:table-cell table:style-name="ce12" office:value-type="string" calcext:value-type="string">
            <text:p>Cook_Rita_Portrait_Vault-BA1C15_exp_3_28_2023.pdf (https://dl.airtable.com/.attachments/a55b6b46a610459904bd7fcd645586fc/1936441b/Cook_Rita_Portrait_Vault-BA1C15_exp_3_28_2023.pdf),PB RSC Jan 2022.jpg (https://dl.airtable.com/.attachments/d73764d2c39ca7caccbfad65e9664fa5/41287d06/PBRSCJan2022.jpg)</text:p>
          </table:table-cell>
          <table:table-cell table:style-name="ce12" table:number-columns-repeated="4"/>
          <table:table-cell table:style-name="ce13" office:value-type="string" calcext:value-type="string">
            <text:p>Katie Lawler P&amp;E</text:p>
            <text:p/>
          </table:table-cell>
          <table:table-cell table:style-name="ce12" office:value-type="string" calcext:value-type="string">
            <text:p>checked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number-columns-repeated="28"/>
          <table:table-cell table:style-name="ce8" table:formula="of:=&quot;&lt;strong&gt;&quot; &amp; [.A10] &amp; &quot; &quot; &amp; [.G10] &amp; &quot;&lt;/strong&gt;&lt;br&gt;&quot; &amp; [.H10] &amp; &quot;&lt;br&gt;&quot; &amp; [.I10] &amp; &quot;&lt;br&gt;&lt;br&gt;&quot;" office:value-type="string" office:string-value="&lt;strong&gt;Karen Freeman-Wilson&lt;/strong&gt;&lt;br&gt;President and CEO&lt;br&gt;Chicago Urban League&lt;br&gt;&lt;br&gt;" calcext:value-type="string">
            <text:p>&lt;strong&gt;Karen Freeman-Wilson&lt;/strong&gt;&lt;br&gt;President and CEO&lt;br&gt;Chicago Urban League&lt;br&gt;&lt;br&gt;</text:p>
          </table:table-cell>
          <table:table-cell table:number-columns-repeated="16324"/>
        </table:table-row>
        <table:table-row table:style-name="ro1">
          <table:table-cell table:style-name="ce3" office:value-type="string" calcext:value-type="string">
            <text:p>Deb</text:p>
          </table:table-cell>
          <table:table-cell table:style-name="ce5" office:value-type="string" calcext:value-type="string">
            <text:p>Candidate Approval for Subcommittee Meeting for July 28 Board</text:p>
          </table:table-cell>
          <table:table-cell table:style-name="ce5"/>
          <table:table-cell table:style-name="ce5" office:value-type="string" calcext:value-type="string">
            <text:p>Higher Ed</text:p>
          </table:table-cell>
          <table:table-cell table:style-name="ce5" office:value-type="string" calcext:value-type="string">
            <text:p>Dean and Emily Klein Gidwitz Professor at the Crown Family School of Social Work, Policy, and Practice </text:p>
          </table:table-cell>
          <table:table-cell table:style-name="ce5" office:value-type="string" calcext:value-type="string">
            <text:p>University of Chicago</text:p>
          </table:table-cell>
          <table:table-cell table:style-name="ce5" office:value-type="string" calcext:value-type="string">
            <text:p>Gorman Smith</text:p>
          </table:table-cell>
          <table:table-cell table:style-name="ce5" office:value-type="string" calcext:value-type="string">
            <text:p>Dean and Emily Klein Gidwitz Professor at the Crown Family School of Social Work, Policy, and Practice </text:p>
          </table:table-cell>
          <table:table-cell table:style-name="ce9" office:value-type="string" calcext:value-type="string">
            <text:p>University of Chicago</text:p>
          </table:table-cell>
          <table:table-cell table:style-name="ce12" table:number-columns-repeated="9"/>
          <table:table-cell table:style-name="ce12" office:value-type="string" calcext:value-type="string">
            <text:p>6/10/2022 Sent Doodle Poll</text:p>
          </table:table-cell>
          <table:table-cell table:style-name="ce12" office:value-type="string" calcext:value-type="string">
            <text:p>checked</text:p>
          </table:table-cell>
          <table:table-cell table:style-name="ce12" office:value-type="string" calcext:value-type="string">
            <text:p>5/25/2022 8:00am</text:p>
          </table:table-cell>
          <table:table-cell table:style-name="ce12"/>
          <table:table-cell table:style-name="ce12" office:value-type="string" calcext:value-type="string">
            <text:p>Ruth Colby Bio with Headshot.doc (https://dl.airtable.com/.attachments/e7a8d61ad1ad83a57ea9a559fcfb248d/dc78971d/RuthColbyBiowithHeadshot.doc)</text:p>
          </table:table-cell>
          <table:table-cell table:style-name="ce12" table:number-columns-repeated="4"/>
          <table:table-cell table:style-name="ce13" office:value-type="string" calcext:value-type="string">
            <text:p>Marilyn Lissner (NOT ON P&amp;E)</text:p>
            <text:p/>
          </table:table-cell>
          <table:table-cell table:style-name="ce12" office:value-type="string" calcext:value-type="string">
            <text:p>checked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number-columns-repeated="28"/>
          <table:table-cell table:style-name="ce8" table:formula="of:=&quot;&lt;strong&gt;&quot; &amp; [.A11] &amp; &quot; &quot; &amp; [.G11] &amp; &quot;&lt;/strong&gt;&lt;br&gt;&quot; &amp; [.H11] &amp; &quot;&lt;br&gt;&quot; &amp; [.I11] &amp; &quot;&lt;br&gt;&lt;br&gt;&quot;" office:value-type="string" office:string-value="&lt;strong&gt;Deb Gorman Smith&lt;/strong&gt;&lt;br&gt;Dean and Emily Klein Gidwitz Professor at the Crown Family School of Social Work, Policy, and Practice &lt;br&gt;University of Chicago&lt;br&gt;&lt;br&gt;" calcext:value-type="string">
            <text:p>&lt;strong&gt;Deb Gorman Smith&lt;/strong&gt;&lt;br&gt;Dean and Emily Klein Gidwitz Professor at the Crown Family School of Social Work, Policy, and Practice &lt;br&gt;University of Chicago&lt;br&gt;&lt;br&gt;</text:p>
          </table:table-cell>
          <table:table-cell table:number-columns-repeated="16324"/>
        </table:table-row>
        <table:table-row table:style-name="ro1">
          <table:table-cell table:style-name="ce2" office:value-type="string" calcext:value-type="string">
            <text:p>Cheryl</text:p>
          </table:table-cell>
          <table:table-cell table:style-name="ce4" office:value-type="string" calcext:value-type="string">
            <text:p>Candidate Approval for Subcommittee Meeting for July 28 Board</text:p>
          </table:table-cell>
          <table:table-cell table:style-name="ce4"/>
          <table:table-cell table:style-name="ce4" office:value-type="string" calcext:value-type="string">
            <text:p>Higher Ed</text:p>
          </table:table-cell>
          <table:table-cell table:style-name="ce4" office:value-type="string" calcext:value-type="string">
            <text:p>President</text:p>
          </table:table-cell>
          <table:table-cell table:style-name="ce4" office:value-type="string" calcext:value-type="string">
            <text:p>Governors State University</text:p>
          </table:table-cell>
          <table:table-cell table:style-name="ce4" office:value-type="string" calcext:value-type="string">
            <text:p>Green</text:p>
          </table:table-cell>
          <table:table-cell table:style-name="ce4" office:value-type="string" calcext:value-type="string">
            <text:p>President</text:p>
          </table:table-cell>
          <table:table-cell table:style-name="ce8" office:value-type="string" calcext:value-type="string">
            <text:p>Governors State University</text:p>
          </table:table-cell>
          <table:table-cell table:style-name="ce12" office:value-type="string" calcext:value-type="string">
            <text:p>(312) 396-3954</text:p>
          </table:table-cell>
          <table:table-cell table:style-name="ce12" table:number-columns-repeated="2"/>
          <table:table-cell table:style-name="ce12" office:value-type="string" calcext:value-type="string">
            <text:p>4/4/2022 12:00pm</text:p>
          </table:table-cell>
          <table:table-cell table:style-name="ce12" table:number-columns-repeated="5"/>
          <table:table-cell table:style-name="ce12" office:value-type="string" calcext:value-type="string">
            <text:p>6/10/2022 Sent Doodle Poll </text:p>
          </table:table-cell>
          <table:table-cell table:style-name="ce12" office:value-type="string" calcext:value-type="string">
            <text:p>checked</text:p>
          </table:table-cell>
          <table:table-cell table:style-name="ce12" office:value-type="string" calcext:value-type="string">
            <text:p>7/11/2022 4:00pm</text:p>
          </table:table-cell>
          <table:table-cell table:style-name="ce12" office:value-type="string" calcext:value-type="string">
            <text:p>Suzanne M Burns - Bio - June 2022.pdf (https://dl.airtable.com/.attachments/da9446534e1f3cc77f6dd2c89fe3be5d/0f90704b/SuzanneMBurns-Bio-June2022.pdf),Suzanne M Burns - Photo.bmp (https://dl.airtable.com/.attachments/9814f9e256134a299bc81f088a73b6d6/04ad5a50/SuzanneMBurns-Photo.bmp)</text:p>
          </table:table-cell>
          <table:table-cell table:style-name="ce12" office:value-type="string" calcext:value-type="string">
            <text:p>Suzanne M Burns - Bio - June 2022.pdf (https://dl.airtable.com/.attachments/25bdc928bd3cdacdb9e140ef51bfdaf7/ea9b06e1/SuzanneMBurns-Bio-June2022.pdf),Suzanne M Burns - Photo.bmp (https://dl.airtable.com/.attachments/cbff28914a5c29c854eac9e72ac415c4/459153f7/SuzanneMBurns-Photo.bmp)</text:p>
          </table:table-cell>
          <table:table-cell table:style-name="ce12" table:number-columns-repeated="4"/>
          <table:table-cell table:style-name="ce12" office:value-type="string" calcext:value-type="string">
            <text:p>Anna Valencia P&amp;E</text:p>
          </table:table-cell>
          <table:table-cell table:style-name="ce12" office:value-type="string" calcext:value-type="string">
            <text:p>checked</text:p>
          </table:table-cell>
          <table:table-cell table:style-name="ce12" table:number-columns-repeated="2"/>
          <table:table-cell table:number-columns-repeated="28"/>
          <table:table-cell table:style-name="ce8" table:formula="of:=&quot;&lt;strong&gt;&quot; &amp; [.A12] &amp; &quot; &quot; &amp; [.G12] &amp; &quot;&lt;/strong&gt;&lt;br&gt;&quot; &amp; [.H12] &amp; &quot;&lt;br&gt;&quot; &amp; [.I12] &amp; &quot;&lt;br&gt;&lt;br&gt;&quot;" office:value-type="string" office:string-value="&lt;strong&gt;Cheryl Green&lt;/strong&gt;&lt;br&gt;President&lt;br&gt;Governors State University&lt;br&gt;&lt;br&gt;" calcext:value-type="string">
            <text:p>&lt;strong&gt;Cheryl Green&lt;/strong&gt;&lt;br&gt;President&lt;br&gt;Governors State University&lt;br&gt;&lt;br&gt;</text:p>
          </table:table-cell>
          <table:table-cell table:number-columns-repeated="16324"/>
        </table:table-row>
        <table:table-row table:style-name="ro1">
          <table:table-cell table:style-name="ce3" office:value-type="string" calcext:value-type="string">
            <text:p>Marion</text:p>
          </table:table-cell>
          <table:table-cell table:style-name="ce5" table:number-columns-repeated="5"/>
          <table:table-cell table:style-name="ce5" office:value-type="string" calcext:value-type="string">
            <text:p>Gross</text:p>
          </table:table-cell>
          <table:table-cell table:style-name="ce5" office:value-type="string" calcext:value-type="string">
            <text:p>Executive Vice President and Global Chief Supply Chain Officer</text:p>
          </table:table-cell>
          <table:table-cell table:style-name="ce9" office:value-type="string" calcext:value-type="string">
            <text:p>McDonald's Corporation</text:p>
          </table:table-cell>
          <table:table-cell table:style-name="ce12" table:number-columns-repeated="22"/>
          <table:table-cell table:number-columns-repeated="28"/>
          <table:table-cell table:style-name="ce8" table:formula="of:=&quot;&lt;strong&gt;&quot; &amp; [.A13] &amp; &quot; &quot; &amp; [.G13] &amp; &quot;&lt;/strong&gt;&lt;br&gt;&quot; &amp; [.H13] &amp; &quot;&lt;br&gt;&quot; &amp; [.I13] &amp; &quot;&lt;br&gt;&lt;br&gt;&quot;" office:value-type="string" office:string-value="&lt;strong&gt;Marion Gross&lt;/strong&gt;&lt;br&gt;Executive Vice President and Global Chief Supply Chain Officer&lt;br&gt;McDonald's Corporation&lt;br&gt;&lt;br&gt;" calcext:value-type="string">
            <text:p>&lt;strong&gt;Marion Gross&lt;/strong&gt;&lt;br&gt;Executive Vice President and Global Chief Supply Chain Officer&lt;br&gt;McDonald's Corporation&lt;br&gt;&lt;br&gt;</text:p>
          </table:table-cell>
          <table:table-cell table:number-columns-repeated="16324"/>
        </table:table-row>
        <table:table-row table:style-name="ro1">
          <table:table-cell table:style-name="ce2" office:value-type="string" calcext:value-type="string">
            <text:p>Linda</text:p>
          </table:table-cell>
          <table:table-cell table:style-name="ce4" table:number-columns-repeated="5"/>
          <table:table-cell table:style-name="ce4" office:value-type="string" calcext:value-type="string">
            <text:p>Maclachlan</text:p>
          </table:table-cell>
          <table:table-cell table:style-name="ce4" office:value-type="string" calcext:value-type="string">
            <text:p>Founder, Owner, Chairperson of the Board</text:p>
          </table:table-cell>
          <table:table-cell table:style-name="ce8" office:value-type="string" calcext:value-type="string">
            <text:p>Entara Corporation</text:p>
          </table:table-cell>
          <table:table-cell table:style-name="ce12" table:number-columns-repeated="22"/>
          <table:table-cell table:number-columns-repeated="28"/>
          <table:table-cell table:style-name="ce8" table:formula="of:=&quot;&lt;strong&gt;&quot; &amp; [.A14] &amp; &quot; &quot; &amp; [.G14] &amp; &quot;&lt;/strong&gt;&lt;br&gt;&quot; &amp; [.H14] &amp; &quot;&lt;br&gt;&quot; &amp; [.I14] &amp; &quot;&lt;br&gt;&lt;br&gt;&quot;" office:value-type="string" office:string-value="&lt;strong&gt;Linda Maclachlan&lt;/strong&gt;&lt;br&gt;Founder, Owner, Chairperson of the Board&lt;br&gt;Entara Corporation&lt;br&gt;&lt;br&gt;" calcext:value-type="string">
            <text:p>&lt;strong&gt;Linda Maclachlan&lt;/strong&gt;&lt;br&gt;Founder, Owner, Chairperson of the Board&lt;br&gt;Entara Corporation&lt;br&gt;&lt;br&gt;</text:p>
          </table:table-cell>
          <table:table-cell table:number-columns-repeated="16324"/>
        </table:table-row>
        <table:table-row table:style-name="ro1">
          <table:table-cell table:style-name="ce3" office:value-type="string" calcext:value-type="string">
            <text:p>Deidre</text:p>
          </table:table-cell>
          <table:table-cell table:style-name="ce5" table:number-columns-repeated="5"/>
          <table:table-cell table:style-name="ce5" office:value-type="string" calcext:value-type="string">
            <text:p>Merriwether</text:p>
          </table:table-cell>
          <table:table-cell table:style-name="ce5" office:value-type="string" calcext:value-type="string">
            <text:p>Chief Financial Officer</text:p>
          </table:table-cell>
          <table:table-cell table:style-name="ce9" office:value-type="string" calcext:value-type="string">
            <text:p>W.W. Grainger</text:p>
          </table:table-cell>
          <table:table-cell table:style-name="ce12" table:number-columns-repeated="22"/>
          <table:table-cell table:number-columns-repeated="28"/>
          <table:table-cell table:style-name="ce8" table:formula="of:=&quot;&lt;strong&gt;&quot; &amp; [.A15] &amp; &quot; &quot; &amp; [.G15] &amp; &quot;&lt;/strong&gt;&lt;br&gt;&quot; &amp; [.H15] &amp; &quot;&lt;br&gt;&quot; &amp; [.I15] &amp; &quot;&lt;br&gt;&lt;br&gt;&quot;" office:value-type="string" office:string-value="&lt;strong&gt;Deidre Merriwether&lt;/strong&gt;&lt;br&gt;Chief Financial Officer&lt;br&gt;W.W. Grainger&lt;br&gt;&lt;br&gt;" calcext:value-type="string">
            <text:p>&lt;strong&gt;Deidre Merriwether&lt;/strong&gt;&lt;br&gt;Chief Financial Officer&lt;br&gt;W.W. Grainger&lt;br&gt;&lt;br&gt;</text:p>
          </table:table-cell>
          <table:table-cell table:number-columns-repeated="16324"/>
        </table:table-row>
        <table:table-row table:style-name="ro1">
          <table:table-cell table:style-name="ce2" office:value-type="string" calcext:value-type="string">
            <text:p>Mary</text:p>
          </table:table-cell>
          <table:table-cell table:style-name="ce4" table:number-columns-repeated="5"/>
          <table:table-cell table:style-name="ce4" office:value-type="string" calcext:value-type="string">
            <text:p>Moreland</text:p>
          </table:table-cell>
          <table:table-cell table:style-name="ce4" office:value-type="string" calcext:value-type="string">
            <text:p>Executive Vice President, Human Resources</text:p>
          </table:table-cell>
          <table:table-cell table:style-name="ce8" office:value-type="string" calcext:value-type="string">
            <text:p>Abbott</text:p>
          </table:table-cell>
          <table:table-cell table:style-name="ce12" table:number-columns-repeated="22"/>
          <table:table-cell table:number-columns-repeated="28"/>
          <table:table-cell table:style-name="ce8" table:formula="of:=&quot;&lt;strong&gt;&quot; &amp; [.A16] &amp; &quot; &quot; &amp; [.G16] &amp; &quot;&lt;/strong&gt;&lt;br&gt;&quot; &amp; [.H16] &amp; &quot;&lt;br&gt;&quot; &amp; [.I16] &amp; &quot;&lt;br&gt;&lt;br&gt;&quot;" office:value-type="string" office:string-value="&lt;strong&gt;Mary Moreland&lt;/strong&gt;&lt;br&gt;Executive Vice President, Human Resources&lt;br&gt;Abbott&lt;br&gt;&lt;br&gt;" calcext:value-type="string">
            <text:p>&lt;strong&gt;Mary Moreland&lt;/strong&gt;&lt;br&gt;Executive Vice President, Human Resources&lt;br&gt;Abbott&lt;br&gt;&lt;br&gt;</text:p>
          </table:table-cell>
          <table:table-cell table:number-columns-repeated="16324"/>
        </table:table-row>
        <table:table-row table:style-name="ro1">
          <table:table-cell table:style-name="ce3" office:value-type="string" calcext:value-type="string">
            <text:p>Paulita</text:p>
          </table:table-cell>
          <table:table-cell table:style-name="ce5" office:value-type="string" calcext:value-type="string">
            <text:p>Candidate Approval for Subcommittee Meeting for July 28 Board</text:p>
          </table:table-cell>
          <table:table-cell table:style-name="ce5" office:value-type="string" calcext:value-type="string">
            <text:p>3/23/2022 Referred by Cathy A. Birkeland</text:p>
          </table:table-cell>
          <table:table-cell table:style-name="ce5" office:value-type="string" calcext:value-type="string">
            <text:p>Law</text:p>
          </table:table-cell>
          <table:table-cell table:style-name="ce5" office:value-type="string" calcext:value-type="string">
            <text:p>Managing Partner</text:p>
          </table:table-cell>
          <table:table-cell table:style-name="ce5" office:value-type="string" calcext:value-type="string">
            <text:p>Ropes &amp; Gray LLP</text:p>
          </table:table-cell>
          <table:table-cell table:style-name="ce5" office:value-type="string" calcext:value-type="string">
            <text:p>Pike</text:p>
          </table:table-cell>
          <table:table-cell table:style-name="ce5" office:value-type="string" calcext:value-type="string">
            <text:p>Managing Partner</text:p>
          </table:table-cell>
          <table:table-cell table:style-name="ce9" office:value-type="string" calcext:value-type="string">
            <text:p>Ropes &amp; Gray LLP</text:p>
          </table:table-cell>
          <table:table-cell table:style-name="ce12" table:number-columns-repeated="22"/>
          <table:table-cell table:number-columns-repeated="28"/>
          <table:table-cell table:style-name="ce8" table:formula="of:=&quot;&lt;strong&gt;&quot; &amp; [.A17] &amp; &quot; &quot; &amp; [.G17] &amp; &quot;&lt;/strong&gt;&lt;br&gt;&quot; &amp; [.H17] &amp; &quot;&lt;br&gt;&quot; &amp; [.I17] &amp; &quot;&lt;br&gt;&lt;br&gt;&quot;" office:value-type="string" office:string-value="&lt;strong&gt;Paulita Pike&lt;/strong&gt;&lt;br&gt;Managing Partner&lt;br&gt;Ropes &amp; Gray LLP&lt;br&gt;&lt;br&gt;" calcext:value-type="string">
            <text:p>&lt;strong&gt;Paulita Pike&lt;/strong&gt;&lt;br&gt;Managing Partner&lt;br&gt;Ropes &amp; Gray LLP&lt;br&gt;&lt;br&gt;</text:p>
          </table:table-cell>
          <table:table-cell table:number-columns-repeated="16324"/>
        </table:table-row>
        <table:table-row table:style-name="ro1">
          <table:table-cell table:style-name="ce2" office:value-type="string" calcext:value-type="string">
            <text:p>Carla</text:p>
          </table:table-cell>
          <table:table-cell table:style-name="ce4" table:number-columns-repeated="5"/>
          <table:table-cell table:style-name="ce4" office:value-type="string" calcext:value-type="string">
            <text:p>Robinson</text:p>
          </table:table-cell>
          <table:table-cell table:style-name="ce4" office:value-type="string" calcext:value-type="string">
            <text:p>Co-founder and CEO</text:p>
          </table:table-cell>
          <table:table-cell table:style-name="ce8" office:value-type="string" calcext:value-type="string">
            <text:p>Canary Telehealth</text:p>
          </table:table-cell>
          <table:table-cell table:style-name="ce12" table:number-columns-repeated="22"/>
          <table:table-cell table:number-columns-repeated="28"/>
          <table:table-cell table:style-name="ce8" table:formula="of:=&quot;&lt;strong&gt;&quot; &amp; [.A18] &amp; &quot; &quot; &amp; [.G18] &amp; &quot;&lt;/strong&gt;&lt;br&gt;&quot; &amp; [.H18] &amp; &quot;&lt;br&gt;&quot; &amp; [.I18] &amp; &quot;&lt;br&gt;&lt;br&gt;&quot;" office:value-type="string" office:string-value="&lt;strong&gt;Carla Robinson&lt;/strong&gt;&lt;br&gt;Co-founder and CEO&lt;br&gt;Canary Telehealth&lt;br&gt;&lt;br&gt;" calcext:value-type="string">
            <text:p>&lt;strong&gt;Carla Robinson&lt;/strong&gt;&lt;br&gt;Co-founder and CEO&lt;br&gt;Canary Telehealth&lt;br&gt;&lt;br&gt;</text:p>
          </table:table-cell>
          <table:table-cell table:number-columns-repeated="16324"/>
        </table:table-row>
        <table:table-row table:style-name="ro1">
          <table:table-cell table:style-name="ce3" office:value-type="string" calcext:value-type="string">
            <text:p>Melissa</text:p>
          </table:table-cell>
          <table:table-cell table:style-name="ce5" table:number-columns-repeated="5"/>
          <table:table-cell table:style-name="ce5" office:value-type="string" calcext:value-type="string">
            <text:p>Root</text:p>
          </table:table-cell>
          <table:table-cell table:style-name="ce5" office:value-type="string" calcext:value-type="string">
            <text:p>Partner and Managing Partner, Chicago Office</text:p>
          </table:table-cell>
          <table:table-cell table:style-name="ce9" office:value-type="string" calcext:value-type="string">
            <text:p>Jenner &amp; Block LLP</text:p>
          </table:table-cell>
          <table:table-cell table:style-name="ce12" table:number-columns-repeated="22"/>
          <table:table-cell table:number-columns-repeated="28"/>
          <table:table-cell table:style-name="ce8" table:formula="of:=&quot;&lt;strong&gt;&quot; &amp; [.A19] &amp; &quot; &quot; &amp; [.G19] &amp; &quot;&lt;/strong&gt;&lt;br&gt;&quot; &amp; [.H19] &amp; &quot;&lt;br&gt;&quot; &amp; [.I19] &amp; &quot;&lt;br&gt;&lt;br&gt;&quot;" office:value-type="string" office:string-value="&lt;strong&gt;Melissa Root&lt;/strong&gt;&lt;br&gt;Partner and Managing Partner, Chicago Office&lt;br&gt;Jenner &amp; Block LLP&lt;br&gt;&lt;br&gt;" calcext:value-type="string">
            <text:p>&lt;strong&gt;Melissa Root&lt;/strong&gt;&lt;br&gt;Partner and Managing Partner, Chicago Office&lt;br&gt;Jenner &amp; Block LLP&lt;br&gt;&lt;br&gt;</text:p>
          </table:table-cell>
          <table:table-cell table:number-columns-repeated="16324"/>
        </table:table-row>
        <table:table-row table:style-name="ro1">
          <table:table-cell table:style-name="ce2" office:value-type="string" calcext:value-type="string">
            <text:p>Christine</text:p>
          </table:table-cell>
          <table:table-cell table:style-name="ce4" office:value-type="string" calcext:value-type="string">
            <text:p>Candidate Approval for Subcommittee Meeting for July 28 Board</text:p>
          </table:table-cell>
          <table:table-cell table:style-name="ce7" office:value-type="string" calcext:value-type="string">
            <text:p>3/23/2022 One on one scheduled for 3/28/22. </text:p>
            <text:p>2/14/2022 Chris's office responded in February. We missed the emails. 1/11/2022 Waiting for Christine's Response to Beth's E-introduction to Maria on 1/4 then schedule one on one. Per Cathy Brownlee, Beth Kirk Malecki has reached out to Christine 3 times. </text:p>
          </table:table-cell>
          <table:table-cell table:style-name="ce4" office:value-type="string" calcext:value-type="string">
            <text:p>Corporate</text:p>
          </table:table-cell>
          <table:table-cell table:style-name="ce4" office:value-type="string" calcext:value-type="string">
            <text:p>CEO</text:p>
          </table:table-cell>
          <table:table-cell table:style-name="ce4" office:value-type="string" calcext:value-type="string">
            <text:p>Shure</text:p>
          </table:table-cell>
          <table:table-cell table:style-name="ce4" office:value-type="string" calcext:value-type="string">
            <text:p>Schyvinck</text:p>
          </table:table-cell>
          <table:table-cell table:style-name="ce4" office:value-type="string" calcext:value-type="string">
            <text:p>CEO</text:p>
          </table:table-cell>
          <table:table-cell table:style-name="ce8" office:value-type="string" calcext:value-type="string">
            <text:p>Shure Incorporated</text:p>
          </table:table-cell>
          <table:table-cell table:style-name="ce12" table:number-columns-repeated="22"/>
          <table:table-cell table:number-columns-repeated="28"/>
          <table:table-cell table:style-name="ce8" table:formula="of:=&quot;&lt;strong&gt;&quot; &amp; [.A20] &amp; &quot; &quot; &amp; [.G20] &amp; &quot;&lt;/strong&gt;&lt;br&gt;&quot; &amp; [.H20] &amp; &quot;&lt;br&gt;&quot; &amp; [.I20] &amp; &quot;&lt;br&gt;&lt;br&gt;&quot;" office:value-type="string" office:string-value="&lt;strong&gt;Christine Schyvinck&lt;/strong&gt;&lt;br&gt;CEO&lt;br&gt;Shure Incorporated&lt;br&gt;&lt;br&gt;" calcext:value-type="string">
            <text:p>&lt;strong&gt;Christine Schyvinck&lt;/strong&gt;&lt;br&gt;CEO&lt;br&gt;Shure Incorporated&lt;br&gt;&lt;br&gt;</text:p>
          </table:table-cell>
          <table:table-cell table:number-columns-repeated="16324"/>
        </table:table-row>
        <table:table-row table:style-name="ro1">
          <table:table-cell table:style-name="ce3" office:value-type="string" calcext:value-type="string">
            <text:p>Rita</text:p>
          </table:table-cell>
          <table:table-cell table:style-name="ce5" office:value-type="string" calcext:value-type="string">
            <text:p>Candidate Approval for Subcommittee Meeting for July 28 Board</text:p>
          </table:table-cell>
          <table:table-cell table:style-name="ce6" office:value-type="string" calcext:value-type="string">
            <text:p>6/10/2022 Reached out to candidate re:  Committee Dates.</text:p>
            <text:p/>
          </table:table-cell>
          <table:table-cell table:style-name="ce5" office:value-type="string" calcext:value-type="string">
            <text:p>Financial Services</text:p>
          </table:table-cell>
          <table:table-cell table:style-name="ce5" office:value-type="string" calcext:value-type="string">
            <text:p>President, Managing Director, Private Bank Midwest and Mid Atlantic Division Executive</text:p>
          </table:table-cell>
          <table:table-cell table:style-name="ce5" office:value-type="string" calcext:value-type="string">
            <text:p>Bank of America Chicago</text:p>
          </table:table-cell>
          <table:table-cell table:style-name="ce5" office:value-type="string" calcext:value-type="string">
            <text:p>Sola Cook</text:p>
          </table:table-cell>
          <table:table-cell table:style-name="ce6" office:value-type="string" calcext:value-type="string">
            <text:p>President, Bank of America Chicago, Managing Direcor, Private Bank Midwest and Mid Atlantic Division Executive</text:p>
          </table:table-cell>
          <table:table-cell table:style-name="ce9" office:value-type="string" calcext:value-type="string">
            <text:p>Bank of America</text:p>
          </table:table-cell>
          <table:table-cell table:style-name="ce12" table:number-columns-repeated="22"/>
          <table:table-cell table:number-columns-repeated="28"/>
          <table:table-cell table:style-name="ce8" table:formula="of:=&quot;&lt;strong&gt;&quot; &amp; [.A21] &amp; &quot; &quot; &amp; [.G21] &amp; &quot;&lt;/strong&gt;&lt;br&gt;&quot; &amp; [.H21] &amp; &quot;&lt;br&gt;&quot; &amp; [.I21] &amp; &quot;&lt;br&gt;&lt;br&gt;&quot;" office:value-type="string" office:string-value="&lt;strong&gt;Rita Sola Cook&lt;/strong&gt;&lt;br&gt;President, Bank of America Chicago, Managing Direcor, Private Bank Midwest and Mid Atlantic Division Executive&lt;br&gt;Bank of America&lt;br&gt;&lt;br&gt;" calcext:value-type="string">
            <text:p>&lt;strong&gt;Rita Sola Cook&lt;/strong&gt;&lt;br&gt;President, Bank of America Chicago, Managing Direcor, Private Bank Midwest and Mid Atlantic Division Executive&lt;br&gt;Bank of America&lt;br&gt;&lt;br&gt;</text:p>
          </table:table-cell>
          <table:table-cell table:number-columns-repeated="16324"/>
        </table:table-row>
        <table:table-row table:style-name="ro1">
          <table:table-cell table:style-name="ce2" office:value-type="string" calcext:value-type="string">
            <text:p>Cardelle</text:p>
          </table:table-cell>
          <table:table-cell table:style-name="ce4" table:number-columns-repeated="5"/>
          <table:table-cell table:style-name="ce4" office:value-type="string" calcext:value-type="string">
            <text:p>Spangler</text:p>
          </table:table-cell>
          <table:table-cell table:style-name="ce4" office:value-type="string" calcext:value-type="string">
            <text:p>Chicago Office Managing Partner</text:p>
          </table:table-cell>
          <table:table-cell table:style-name="ce8" office:value-type="string" calcext:value-type="string">
            <text:p>Winston &amp; Strawn LLP</text:p>
          </table:table-cell>
          <table:table-cell table:style-name="ce12" table:number-columns-repeated="22"/>
          <table:table-cell table:number-columns-repeated="28"/>
          <table:table-cell table:style-name="ce8" table:formula="of:=&quot;&lt;strong&gt;&quot; &amp; [.A22] &amp; &quot; &quot; &amp; [.G22] &amp; &quot;&lt;/strong&gt;&lt;br&gt;&quot; &amp; [.H22] &amp; &quot;&lt;br&gt;&quot; &amp; [.I22] &amp; &quot;&lt;br&gt;&lt;br&gt;&quot;" office:value-type="string" office:string-value="&lt;strong&gt;Cardelle Spangler&lt;/strong&gt;&lt;br&gt;Chicago Office Managing Partner&lt;br&gt;Winston &amp; Strawn LLP&lt;br&gt;&lt;br&gt;" calcext:value-type="string">
            <text:p>&lt;strong&gt;Cardelle Spangler&lt;/strong&gt;&lt;br&gt;Chicago Office Managing Partner&lt;br&gt;Winston &amp; Strawn LLP&lt;br&gt;&lt;br&gt;</text:p>
          </table:table-cell>
          <table:table-cell table:number-columns-repeated="16324"/>
        </table:table-row>
        <table:table-row table:style-name="ro1">
          <table:table-cell table:style-name="ce3" office:value-type="string" calcext:value-type="string">
            <text:p>Glena</text:p>
          </table:table-cell>
          <table:table-cell table:style-name="ce5" table:number-columns-repeated="5"/>
          <table:table-cell table:style-name="ce5" office:value-type="string" calcext:value-type="string">
            <text:p>Temple</text:p>
          </table:table-cell>
          <table:table-cell table:style-name="ce5" office:value-type="string" calcext:value-type="string">
            <text:p>President</text:p>
          </table:table-cell>
          <table:table-cell table:style-name="ce9" office:value-type="string" calcext:value-type="string">
            <text:p>Dominican University</text:p>
          </table:table-cell>
          <table:table-cell table:style-name="ce12" table:number-columns-repeated="22"/>
          <table:table-cell table:number-columns-repeated="28"/>
          <table:table-cell table:style-name="ce8" table:formula="of:=&quot;&lt;strong&gt;&quot; &amp; [.A23] &amp; &quot; &quot; &amp; [.G23] &amp; &quot;&lt;/strong&gt;&lt;br&gt;&quot; &amp; [.H23] &amp; &quot;&lt;br&gt;&quot; &amp; [.I23] &amp; &quot;&lt;br&gt;&lt;br&gt;&quot;" office:value-type="string" office:string-value="&lt;strong&gt;Glena Temple&lt;/strong&gt;&lt;br&gt;President&lt;br&gt;Dominican University&lt;br&gt;&lt;br&gt;" calcext:value-type="string">
            <text:p>&lt;strong&gt;Glena Temple&lt;/strong&gt;&lt;br&gt;President&lt;br&gt;Dominican University&lt;br&gt;&lt;br&gt;</text:p>
          </table:table-cell>
          <table:table-cell table:number-columns-repeated="16324"/>
        </table:table-row>
        <table:table-row table:style-name="ro1">
          <table:table-cell table:style-name="ce2" office:value-type="string" calcext:value-type="string">
            <text:p>Judy</text:p>
          </table:table-cell>
          <table:table-cell table:style-name="ce4" table:number-columns-repeated="5"/>
          <table:table-cell table:style-name="ce4" office:value-type="string" calcext:value-type="string">
            <text:p>Toland</text:p>
          </table:table-cell>
          <table:table-cell table:style-name="ce4" office:value-type="string" calcext:value-type="string">
            <text:p>Vice President, Global Audience Marketing</text:p>
          </table:table-cell>
          <table:table-cell table:style-name="ce8" office:value-type="string" calcext:value-type="string">
            <text:p>Meta</text:p>
          </table:table-cell>
          <table:table-cell table:style-name="ce12" table:number-columns-repeated="22"/>
          <table:table-cell table:number-columns-repeated="28"/>
          <table:table-cell table:style-name="ce8" table:formula="of:=&quot;&lt;strong&gt;&quot; &amp; [.A24] &amp; &quot; &quot; &amp; [.G24] &amp; &quot;&lt;/strong&gt;&lt;br&gt;&quot; &amp; [.H24] &amp; &quot;&lt;br&gt;&quot; &amp; [.I24] &amp; &quot;&lt;br&gt;&lt;br&gt;&quot;" office:value-type="string" office:string-value="&lt;strong&gt;Judy Toland&lt;/strong&gt;&lt;br&gt;Vice President, Global Audience Marketing&lt;br&gt;Meta&lt;br&gt;&lt;br&gt;" calcext:value-type="string">
            <text:p>&lt;strong&gt;Judy Toland&lt;/strong&gt;&lt;br&gt;Vice President, Global Audience Marketing&lt;br&gt;Meta&lt;br&gt;&lt;br&gt;</text:p>
          </table:table-cell>
          <table:table-cell table:number-columns-repeated="16324"/>
        </table:table-row>
        <table:table-row table:style-name="ro1">
          <table:table-cell table:style-name="ce3" office:value-type="string" calcext:value-type="string">
            <text:p>Holly</text:p>
          </table:table-cell>
          <table:table-cell table:style-name="ce5" office:value-type="string" calcext:value-type="string">
            <text:p>Candidate Approval for Subcommittee Meeting for July 28 Board</text:p>
          </table:table-cell>
          <table:table-cell table:style-name="ce6" office:value-type="string" calcext:value-type="string">
            <text:p>Holly lives in Winnetka so possibly set up a breakfast on the northern suburbs</text:p>
            <text:p>or the city.</text:p>
          </table:table-cell>
          <table:table-cell table:style-name="ce5" office:value-type="string" calcext:value-type="string">
            <text:p>Corporate</text:p>
          </table:table-cell>
          <table:table-cell table:style-name="ce5" office:value-type="string" calcext:value-type="string">
            <text:p>Chief People Officer</text:p>
          </table:table-cell>
          <table:table-cell table:style-name="ce5" office:value-type="string" calcext:value-type="string">
            <text:p>Cushman and Wakefield</text:p>
          </table:table-cell>
          <table:table-cell table:style-name="ce5" office:value-type="string" calcext:value-type="string">
            <text:p>Tyson</text:p>
          </table:table-cell>
          <table:table-cell table:style-name="ce5" office:value-type="string" calcext:value-type="string">
            <text:p>Executive Vice President &amp; Chief People Officer</text:p>
          </table:table-cell>
          <table:table-cell table:style-name="ce9" office:value-type="string" calcext:value-type="string">
            <text:p>Cushman &amp; Wakefield</text:p>
          </table:table-cell>
          <table:table-cell table:style-name="ce12" table:number-columns-repeated="22"/>
          <table:table-cell table:number-columns-repeated="28"/>
          <table:table-cell table:style-name="ce8" table:formula="of:=&quot;&lt;strong&gt;&quot; &amp; [.A25] &amp; &quot; &quot; &amp; [.G25] &amp; &quot;&lt;/strong&gt;&lt;br&gt;&quot; &amp; [.H25] &amp; &quot;&lt;br&gt;&quot; &amp; [.I25] &amp; &quot;&lt;br&gt;&lt;br&gt;&quot;" office:value-type="string" office:string-value="&lt;strong&gt;Holly Tyson&lt;/strong&gt;&lt;br&gt;Executive Vice President &amp; Chief People Officer&lt;br&gt;Cushman &amp; Wakefield&lt;br&gt;&lt;br&gt;" calcext:value-type="string">
            <text:p>&lt;strong&gt;Holly Tyson&lt;/strong&gt;&lt;br&gt;Executive Vice President &amp; Chief People Officer&lt;br&gt;Cushman &amp; Wakefield&lt;br&gt;&lt;br&gt;</text:p>
          </table:table-cell>
          <table:table-cell table:number-columns-repeated="16324"/>
        </table:table-row>
        <table:table-row table:style-name="ro1">
          <table:table-cell table:style-name="ce2" office:value-type="string" calcext:value-type="string">
            <text:p>Joanna</text:p>
          </table:table-cell>
          <table:table-cell table:style-name="ce4" office:value-type="string" calcext:value-type="string">
            <text:p>Candidate Approval for Subcommittee Meeting for July 28 Board</text:p>
          </table:table-cell>
          <table:table-cell table:style-name="ce7" office:value-type="string" calcext:value-type="string">
            <text:p>6/10/22:   Joanna responded with three possibilities. 6/7/22:  Reached out to Joanna with new dates. 6/5/2022:  Joanna was exposed to Covid and had to cancel the breakfast on 6/6.  We need to reschedule. 12/15/21 Ellen Sent email to Joanna with dates </text:p>
            <text:p>11/11 </text:p>
            <text:p>Maria did send email to Joanna.</text:p>
            <text:p>Ellen needs to follow-up. Joanna is in London for work currently. Chat with Maria.</text:p>
            <text:p/>
            <text:p/>
          </table:table-cell>
          <table:table-cell table:style-name="ce4" office:value-type="string" calcext:value-type="string">
            <text:p>Financial Services</text:p>
          </table:table-cell>
          <table:table-cell table:style-name="ce4" office:value-type="string" calcext:value-type="string">
            <text:p>Chief Risk Officer</text:p>
          </table:table-cell>
          <table:table-cell table:style-name="ce4" office:value-type="string" calcext:value-type="string">
            <text:p>Citadel</text:p>
          </table:table-cell>
          <table:table-cell table:style-name="ce4" office:value-type="string" calcext:value-type="string">
            <text:p>Welsh</text:p>
          </table:table-cell>
          <table:table-cell table:style-name="ce4" office:value-type="string" calcext:value-type="string">
            <text:p>Chief Risk Officer, Global Head of Risk Management and Portfolio Construction</text:p>
          </table:table-cell>
          <table:table-cell table:style-name="ce8" office:value-type="string" calcext:value-type="string">
            <text:p>Citadel Group Companies</text:p>
          </table:table-cell>
          <table:table-cell table:style-name="ce12" table:number-columns-repeated="22"/>
          <table:table-cell table:number-columns-repeated="28"/>
          <table:table-cell table:style-name="ce8" table:formula="of:=&quot;&lt;strong&gt;&quot; &amp; [.A26] &amp; &quot; &quot; &amp; [.G26] &amp; &quot;&lt;/strong&gt;&lt;br&gt;&quot; &amp; [.H26] &amp; &quot;&lt;br&gt;&quot; &amp; [.I26] &amp; &quot;&lt;br&gt;&lt;br&gt;&quot;" office:value-type="string" office:string-value="&lt;strong&gt;Joanna Welsh&lt;/strong&gt;&lt;br&gt;Chief Risk Officer, Global Head of Risk Management and Portfolio Construction&lt;br&gt;Citadel Group Companies&lt;br&gt;&lt;br&gt;" calcext:value-type="string">
            <text:p>&lt;strong&gt;Joanna Welsh&lt;/strong&gt;&lt;br&gt;Chief Risk Officer, Global Head of Risk Management and Portfolio Construction&lt;br&gt;Citadel Group Companies&lt;br&gt;&lt;br&gt;</text:p>
          </table:table-cell>
          <table:table-cell table:number-columns-repeated="16324"/>
        </table:table-row>
        <table:table-row table:style-name="ro1">
          <table:table-cell table:style-name="ce3" office:value-type="string" calcext:value-type="string">
            <text:p>Melissa</text:p>
          </table:table-cell>
          <table:table-cell table:style-name="ce5" table:number-columns-repeated="5"/>
          <table:table-cell table:style-name="ce5" office:value-type="string" calcext:value-type="string">
            <text:p>Werneck</text:p>
          </table:table-cell>
          <table:table-cell table:style-name="ce5" office:value-type="string" calcext:value-type="string">
            <text:p>Executive Vice President &amp; Chief Human Resources Officer</text:p>
          </table:table-cell>
          <table:table-cell table:style-name="ce9" office:value-type="string" calcext:value-type="string">
            <text:p>Kraft Heinz</text:p>
          </table:table-cell>
          <table:table-cell table:style-name="ce12" table:number-columns-repeated="22"/>
          <table:table-cell table:number-columns-repeated="28"/>
          <table:table-cell table:style-name="ce8" table:formula="of:=&quot;&lt;strong&gt;&quot; &amp; [.A27] &amp; &quot; &quot; &amp; [.G27] &amp; &quot;&lt;/strong&gt;&lt;br&gt;&quot; &amp; [.H27] &amp; &quot;&lt;br&gt;&quot; &amp; [.I27] &amp; &quot;&lt;br&gt;&lt;br&gt;&quot;" office:value-type="string" office:string-value="&lt;strong&gt;Melissa Werneck&lt;/strong&gt;&lt;br&gt;Executive Vice President &amp; Chief Human Resources Officer&lt;br&gt;Kraft Heinz&lt;br&gt;&lt;br&gt;" calcext:value-type="string">
            <text:p>&lt;strong&gt;Melissa Werneck&lt;/strong&gt;&lt;br&gt;Executive Vice President &amp; Chief Human Resources Officer&lt;br&gt;Kraft Heinz&lt;br&gt;&lt;br&gt;</text:p>
          </table:table-cell>
          <table:table-cell table:number-columns-repeated="16324"/>
        </table:table-row>
        <table:table-row table:style-name="ro1">
          <table:table-cell table:style-name="ce2" office:value-type="string" calcext:value-type="string">
            <text:p>Carole</text:p>
          </table:table-cell>
          <table:table-cell table:style-name="ce4" table:number-columns-repeated="5"/>
          <table:table-cell table:style-name="ce4" office:value-type="string" calcext:value-type="string">
            <text:p>Wood</text:p>
          </table:table-cell>
          <table:table-cell table:style-name="ce4" office:value-type="string" calcext:value-type="string">
            <text:p>President and CEO</text:p>
          </table:table-cell>
          <table:table-cell table:style-name="ce8" office:value-type="string" calcext:value-type="string">
            <text:p>Northwestern University Settlement House</text:p>
          </table:table-cell>
          <table:table-cell table:style-name="ce12" table:number-columns-repeated="22"/>
          <table:table-cell table:number-columns-repeated="28"/>
          <table:table-cell table:style-name="ce8" table:formula="of:=&quot;&lt;strong&gt;&quot; &amp; [.A28] &amp; &quot; &quot; &amp; [.G28] &amp; &quot;&lt;/strong&gt;&lt;br&gt;&quot; &amp; [.H28] &amp; &quot;&lt;br&gt;&quot; &amp; [.I28] &amp; &quot;&lt;br&gt;&lt;br&gt;&quot;" office:value-type="string" office:string-value="&lt;strong&gt;Carole Wood&lt;/strong&gt;&lt;br&gt;President and CEO&lt;br&gt;Northwestern University Settlement House&lt;br&gt;&lt;br&gt;" calcext:value-type="string">
            <text:p>&lt;strong&gt;Carole Wood&lt;/strong&gt;&lt;br&gt;President and CEO&lt;br&gt;Northwestern University Settlement House&lt;br&gt;&lt;br&gt;</text:p>
          </table:table-cell>
          <table:table-cell table:number-columns-repeated="16324"/>
        </table:table-row>
        <table:table-row table:style-name="ro1" table:number-rows-repeated="104854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newMembers" table:target-range-address="'New Members 712022-6302023'.A1:'New Members 712022-6302023'.I28" table:display-filter-buttons="true" table:on-update-keep-styles="true" table:on-update-keep-size="false">
          <table:sort>
            <table:sort-by table:field-number="6" table:data-type="automatic"/>
          </table:sort>
        </table:database-range>
        <table:database-range table:name="__Anonymous_Sheet_DB__0" table:target-range-address="'New Members 712022-6302023'.A2:'New Members 712022-6302023'.I28" table:contains-header="fals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ew_20_Members_20_712022-6302023" style:display-name="PageStyle_New Members 712022-630202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llen S. Feinberg</meta:initial-creator>
    <meta:creation-date>2022-07-12T17:34:44</meta:creation-date>
    <dc:date>2023-08-01T17:07:58.332896609</dc:date>
    <meta:generator>LibreOffice/7.5.5.2$Linux_X86_64 LibreOffice_project/50$Build-2</meta:generator>
    <meta:editing-duration>PT13M42S</meta:editing-duration>
    <meta:editing-cycles>1</meta:editing-cycles>
    <meta:document-statistic meta:table-count="1" meta:cell-count="293" meta:object-count="0"/>
    <meta:user-defined meta:name="AppVersion">16.0300</meta:user-defined>
  </office:meta>
</office:document-meta>
</file>